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Impl.deleteFile( File fileToDelet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nstanceImpl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anceImpl.checkProces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stanceImpl.start( String javaOp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InstanceImpl.accept( File di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Impl.changePort( int 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stanceImpl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Impl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stanceImpl.getP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ceImpl.InstanceImpl( AdminServiceImpl service , String name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ceImpl.attach( int p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anceImpl.getSt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stanceImpl.getP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